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</office:automatic-styles>
  <office:body>
    <office:text>
      <text:h text:style-name="Heading_20_1" text:outline-level="1"><text:bookmark-start text:name="assessment-1-review"/>Assessment #1 Review<text:bookmark-end text:name="assessment-1-review"/></text:h>
      <text:p text:style-name="Horizontal_20_Line"/>
      <text:list text:style-name="L1">
        <text:list-item>
          <text:p text:style-name="P1">Exam is paper-format</text:p>
        </text:list-item>
        <text:list-item>
          <text:p text:style-name="P1">You may use one page front/back 8.5” by 11” of notes on the exam</text:p>
        </text:list-item>
        <text:list-item>
          <text:p text:style-name="P1">Review Practice Exercises and Sample Labs</text:p>
        </text:list-item>
        <text:list-item>
          <text:p text:style-name="P1">Review topics listed under Core Competencies on the course web page</text:p>
        </text:list-item>
      </text:list>
      <text:h text:style-name="Heading_20_1" text:outline-level="1"><text:bookmark-start text:name="core-competencies-covered"/>Core Competencies Covered<text:bookmark-end text:name="core-competencies-covered"/></text:h>
      <text:list text:style-name="L2">
        <text:list-item>
          <text:p text:style-name="P2">DB-01 – Key database concepts, benefits, relational model basics.</text:p>
        </text:list-item>
        <text:list-item>
          <text:p text:style-name="P2">DB-02 – Connect to MariaDB/MySQL, navigate databases, list tables, describe structures.</text:p>
        </text:list-item>
        <text:list-item>
          <text:p text:style-name="P2">SQL-01 – Basic SELECT queries: columns, aliases, functions, sorting.</text:p>
        </text:list-item>
        <text:list-item>
          <text:p text:style-name="P2">SQL-02 – Filtering with WHERE, LIKE, IN, BETWEEN, and date functions.</text:p>
        </text:list-item>
        <text:list-item>
          <text:p text:style-name="P2">SQL-03 – Aggregations: SUM, AVG, MIN, MAX, COUNT, GROUP BY, HAVING.</text:p>
        </text:list-item>
      </text:list>
      <text:p text:style-name="Horizontal_20_Line"/>
      <text:h text:style-name="Heading_20_2" text:outline-level="2"><text:bookmark-start text:name="sample-sql-questionsqueries-not-an-all-inclusive-list"/>Sample SQL Questions/Queries (not an “all-inclusive list”)<text:bookmark-end text:name="sample-sql-questionsqueries-not-an-all-inclusive-list"/></text:h>
      <text:p text:style-name="First_20_paragraph">Note: Use the demo database</text:p>
      <text:p text:style-name="Text_20_body">Show the SQL needed to perform the following:</text:p>
      <text:list text:style-name="L3">
        <text:list-item>
          <text:p text:style-name="P3">Update the current user password to be “exam1secret”</text:p>
        </text:list-item>
        <text:list-item>
          <text:p text:style-name="P3">Display a list of all databases available</text:p>
        </text:list-item>
        <text:list-item>
          <text:p text:style-name="P3">Choose the database called “demo” and display all tables from this database</text:p>
        </text:list-item>
        <text:list-item>
          <text:p text:style-name="P3">Display the table structure information (fields, field types, keys) for the table called “member”</text:p>
        </text:list-item>
        <text:list-item>
          <text:p text:style-name="P3">Display all columns and rows from the table “member”</text:p>
        </text:list-item>
        <text:list-item>
          <text:p text:style-name="P3">Display all columns and the first two rows from the table “member”</text:p>
        </text:list-item>
        <text:list-item>
          <text:p text:style-name="P3">Display the last name and state for all records in the member table</text:p>
        </text:list-item>
        <text:list-item>
          <text:p text:style-name="P3">Display the last name and state for all records in the member table, sorted by ascending last name</text:p>
        </text:list-item>
        <text:list-item>
          <text:p text:style-name="P3">Display the last name and birthday for all records in the member table, sorted by descending birthday and ascending last name</text:p>
        </text:list-item>
        <text:list-item>
          <text:p text:style-name="P3">Display all projects that have the letters “er” in the project name.</text:p>
        </text:list-item>
        <text:list-item>
          <text:p text:style-name="P3">Display all donations made in August of any year</text:p>
        </text:list-item>
        <text:list-item>
          <text:p text:style-name="P3">Display all donations made in August or April</text:p>
        </text:list-item>
        <text:list-item>
          <text:p text:style-name="P3">Display all donation amounts and create a calculated column that shows the donation plus 10%</text:p>
        </text:list-item>
        <text:list-item>
          <text:p text:style-name="P3">Display all donations made during the time period 8-1-2023 to 8-15-2023</text:p>
        </text:list-item>
        <text:list-item>
          <text:p text:style-name="P3">Display a list of all states from members, removing the duplicates</text:p>
        </text:list-item>
        <text:list-item>
          <text:p text:style-name="P3">Display the state for each member</text:p>
        </text:list-item>
        <text:list-item>
          <text:p text:style-name="P3">Display the state and number of members in each state</text:p>
        </text:list-item>
        <text:list-item>
          <text:p text:style-name="P3">Display the state and number of members in each state that has 3 or more members</text:p>
        </text:list-item>
        <text:list-item>
          <text:p text:style-name="P3">Generate a greeting for each member in the format “Dear Alice Anderson,” ie. (Dear first last comma)</text:p>
        </text:list-item>
        <text:list-item>
          <text:p text:style-name="P3">List all members using Last, First format ie. Smith, John sorted by last and first name ascending</text:p>
        </text:list-item>
        <text:list-item>
          <text:p text:style-name="P3">Generate a standard user login using the first initial and last name ie. NForester for Norman Forester (note: review concat, mid, left, right)</text:p>
        </text:list-item>
      </text:list>
      <text:p text:style-name="First_20_paragraph">– end –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2025-09-11T15:47:32Z</meta:creation-date>
    <dc:date>2025-09-11T15:47:32Z</dc:date>
  </office:meta>
</office:document-meta>
</file>